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Helvetica, sans-serif"/>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text-properties style:font-name="Times New Roman" fo:font-size="10pt" style:text-underline-style="none" officeooo:rsid="00160772" officeooo:paragraph-rsid="00160772" style:font-size-asian="8.75pt" style:font-size-complex="10pt"/>
    </style:style>
    <style:style style:name="P2" style:family="paragraph" style:parent-style-name="Standard">
      <style:paragraph-properties fo:text-align="start" style:justify-single-word="false"/>
      <style:text-properties style:font-name="Times New Roman" fo:font-size="10pt" style:text-underline-style="none" officeooo:rsid="00160772" officeooo:paragraph-rsid="001afc85" style:font-size-asian="8.75pt" style:font-size-complex="10pt"/>
    </style:style>
    <style:style style:name="P3" style:family="paragraph" style:parent-style-name="Standard">
      <style:paragraph-properties fo:text-align="start" style:justify-single-word="false"/>
      <style:text-properties style:font-name="Times New Roman" fo:font-size="10pt" style:text-underline-style="solid" style:text-underline-width="bold" style:text-underline-color="font-color" officeooo:rsid="00160772" officeooo:paragraph-rsid="001afc85" style:font-size-asian="8.75pt" style:font-size-complex="10pt"/>
    </style:style>
    <style:style style:name="P4" style:family="paragraph" style:parent-style-name="Standard">
      <style:paragraph-properties fo:line-height="115%" fo:text-align="start" style:justify-single-word="false"/>
      <style:text-properties style:font-name="Times New Roman" fo:font-size="11pt" style:text-underline-style="none" officeooo:rsid="0017705d" officeooo:paragraph-rsid="0017705d" style:font-size-asian="9.60000038146973pt" style:font-size-complex="11pt"/>
    </style:style>
    <style:style style:name="P5" style:family="paragraph" style:parent-style-name="Standard">
      <style:paragraph-properties fo:text-align="center" style:justify-single-word="false"/>
      <style:text-properties style:font-name="Helvetica" fo:font-size="30pt" style:text-underline-style="none" officeooo:rsid="00160772" officeooo:paragraph-rsid="00160772" style:font-size-asian="30pt" style:font-size-complex="30pt"/>
    </style:style>
    <style:style style:name="P6" style:family="paragraph" style:parent-style-name="Standard">
      <style:paragraph-properties fo:line-height="115%" fo:text-align="start" style:justify-single-word="false"/>
      <style:text-properties fo:font-size="10pt" officeooo:rsid="0018ac11" officeooo:paragraph-rsid="0018ac11" style:font-size-asian="10pt" style:font-size-complex="10pt"/>
    </style:style>
    <style:style style:name="P7" style:family="paragraph" style:parent-style-name="Standard">
      <style:paragraph-properties fo:line-height="115%" fo:text-align="start" style:justify-single-word="false"/>
      <style:text-properties fo:font-size="10pt" officeooo:rsid="0017705d" officeooo:paragraph-rsid="0017705d" style:font-size-asian="10pt" style:font-size-complex="10pt"/>
    </style:style>
    <style:style style:name="P8" style:family="paragraph" style:parent-style-name="Standard">
      <style:paragraph-properties fo:line-height="115%" fo:text-align="start" style:justify-single-word="false"/>
      <style:text-properties fo:font-size="10pt" officeooo:paragraph-rsid="0017705d" style:font-size-asian="10pt" style:font-size-complex="10pt"/>
    </style:style>
    <style:style style:name="P9" style:family="paragraph" style:parent-style-name="Standard">
      <style:paragraph-properties fo:line-height="115%" fo:text-align="start" style:justify-single-word="false"/>
      <style:text-properties fo:color="#355269" loext:opacity="100%" style:font-name="Times New Roman" fo:font-size="15pt" style:text-underline-style="none" fo:font-weight="bold" officeooo:rsid="0017705d" officeooo:paragraph-rsid="0017705d" style:font-size-asian="15pt" style:font-weight-asian="bold" style:font-size-complex="15pt" style:font-weight-complex="bold"/>
    </style:style>
    <style:style style:name="P10" style:family="paragraph" style:parent-style-name="Standard">
      <style:paragraph-properties fo:line-height="115%" fo:text-align="start" style:justify-single-word="false"/>
      <style:text-properties fo:color="#355269" loext:opacity="100%" style:font-name="Times New Roman" fo:font-size="15pt" style:text-underline-style="none" fo:font-weight="bold" officeooo:rsid="0018ac11" officeooo:paragraph-rsid="0018ac11" style:font-size-asian="15pt" style:font-weight-asian="bold" style:font-size-complex="15pt" style:font-weight-complex="bold"/>
    </style:style>
    <style:style style:name="P11" style:family="paragraph" style:parent-style-name="Standard">
      <style:paragraph-properties fo:line-height="115%" fo:text-align="start" style:justify-single-word="false"/>
      <style:text-properties fo:color="#355269" loext:opacity="100%" style:font-name="Times New Roman" fo:font-size="15pt" style:text-underline-style="none" fo:font-weight="bold" officeooo:rsid="0018ac11" officeooo:paragraph-rsid="001afc85" style:font-size-asian="15pt" style:font-weight-asian="bold" style:font-size-complex="15pt" style:font-weight-complex="bold"/>
    </style:style>
    <style:style style:name="P12" style:family="paragraph" style:parent-style-name="Standard">
      <style:paragraph-properties fo:line-height="115%" fo:text-align="start" style:justify-single-word="false"/>
      <style:text-properties fo:color="#355269" loext:opacity="100%" style:font-name="Times New Roman" fo:font-size="15pt" style:text-underline-style="none" fo:font-weight="bold" officeooo:rsid="001afc85" officeooo:paragraph-rsid="001afc85" style:font-size-asian="15pt" style:font-weight-asian="bold" style:font-size-complex="15pt" style:font-weight-complex="bold"/>
    </style:style>
    <style:style style:name="P13" style:family="paragraph" style:parent-style-name="Standard">
      <style:paragraph-properties fo:line-height="115%" fo:text-align="start" style:justify-single-word="false"/>
      <style:text-properties fo:color="#355269" loext:opacity="100%" style:font-name="Times New Roman" fo:font-size="12pt" style:text-underline-style="none" fo:font-weight="normal" officeooo:rsid="001a0de4" officeooo:paragraph-rsid="001a0de4" style:font-size-asian="10.5pt" style:font-weight-asian="normal" style:font-size-complex="12pt" style:font-weight-complex="normal"/>
    </style:style>
    <style:style style:name="P14" style:family="paragraph" style:parent-style-name="Standard">
      <style:paragraph-properties fo:line-height="115%" fo:text-align="start" style:justify-single-word="false"/>
      <style:text-properties fo:color="#355269" loext:opacity="100%" style:font-name="Times New Roman" fo:font-size="10pt" style:text-underline-style="none" fo:font-weight="normal" officeooo:rsid="001a0de4" officeooo:paragraph-rsid="001a0de4" style:font-size-asian="10pt" style:font-weight-asian="normal" style:font-size-complex="10pt" style:font-weight-complex="normal"/>
    </style:style>
    <style:style style:name="P15" style:family="paragraph" style:parent-style-name="Standard">
      <style:paragraph-properties fo:line-height="115%" fo:text-align="start" style:justify-single-word="false"/>
      <style:text-properties fo:color="#355269" loext:opacity="100%" style:font-name="Times New Roman" fo:font-size="10pt" style:text-underline-style="solid" style:text-underline-width="bold" style:text-underline-color="font-color" fo:font-weight="normal" officeooo:rsid="001a0de4" officeooo:paragraph-rsid="001a0de4" style:font-size-asian="10pt" style:font-weight-asian="normal" style:font-size-complex="10pt" style:font-weight-complex="normal"/>
    </style:style>
    <style:style style:name="P16" style:family="paragraph" style:parent-style-name="Standard">
      <style:paragraph-properties fo:line-height="115%" fo:text-align="start" style:justify-single-word="false"/>
      <style:text-properties fo:color="#355269" loext:opacity="100%" style:font-name="Times New Roman" fo:font-size="10pt" style:text-underline-style="solid" style:text-underline-width="bold" style:text-underline-color="font-color" fo:font-weight="normal" officeooo:rsid="001afc85" officeooo:paragraph-rsid="001afc85" style:font-size-asian="10pt" style:font-weight-asian="normal" style:font-size-complex="10pt" style:font-weight-complex="normal"/>
    </style:style>
    <style:style style:name="P17" style:family="paragraph" style:parent-style-name="Standard">
      <style:paragraph-properties fo:line-height="115%" fo:text-align="start" style:justify-single-word="false"/>
      <style:text-properties fo:color="#355269" loext:opacity="100%" style:font-name="Times New Roman" fo:font-size="9pt" style:text-underline-style="none" fo:font-weight="normal" officeooo:rsid="001a0de4" officeooo:paragraph-rsid="001a0de4" style:font-size-asian="9pt" style:font-weight-asian="normal" style:font-size-complex="9pt" style:font-weight-complex="normal"/>
    </style:style>
    <style:style style:name="P18" style:family="paragraph" style:parent-style-name="Standard">
      <style:paragraph-properties fo:line-height="115%" fo:text-align="start" style:justify-single-word="false"/>
      <style:text-properties fo:font-variant="normal" fo:text-transform="none" fo:color="#374151" loext:opacity="100%" style:font-name="Times New Roman" fo:font-size="10pt" fo:letter-spacing="normal" fo:font-style="normal" style:text-underline-style="none" fo:font-weight="normal" officeooo:rsid="001a0de4" officeooo:paragraph-rsid="001a0de4" style:font-size-asian="10pt" style:font-weight-asian="normal" style:font-size-complex="10pt" style:font-weight-complex="normal"/>
    </style:style>
    <style:style style:name="P19" style:family="paragraph" style:parent-style-name="Standard">
      <style:paragraph-properties fo:line-height="115%" fo:text-align="start" style:justify-single-word="false"/>
      <style:text-properties fo:font-variant="normal" fo:text-transform="none" fo:color="#374151" loext:opacity="100%" style:font-name="Times New Roman" fo:font-size="9pt" fo:letter-spacing="normal" fo:font-style="normal" style:text-underline-style="none" fo:font-weight="normal" officeooo:rsid="001a0de4" officeooo:paragraph-rsid="001a0de4" style:font-size-asian="9pt" style:font-weight-asian="normal" style:font-size-complex="9pt" style:font-weight-complex="normal"/>
    </style:style>
    <style:style style:name="P20" style:family="paragraph" style:parent-style-name="Standard">
      <style:paragraph-properties fo:line-height="115%" fo:text-align="start" style:justify-single-word="false"/>
      <style:text-properties fo:color="#000000" loext:opacity="100%" style:font-name="Times New Roman" fo:font-size="12pt" style:text-underline-style="none" fo:font-weight="bold" officeooo:rsid="001afc85" officeooo:paragraph-rsid="001afc85" style:font-size-asian="12pt" style:font-weight-asian="bold" style:font-size-complex="12pt" style:font-weight-complex="bold"/>
    </style:style>
    <style:style style:name="P21" style:family="paragraph" style:parent-style-name="Standard">
      <style:paragraph-properties fo:line-height="115%" fo:text-align="start" style:justify-single-word="false"/>
      <style:text-properties fo:color="#000000" loext:opacity="100%" style:font-name="Times New Roman" fo:font-size="10pt" style:text-underline-style="none" fo:font-weight="normal" officeooo:rsid="001afc85" officeooo:paragraph-rsid="001afc85" style:font-size-asian="10pt" style:font-weight-asian="normal" style:font-size-complex="10pt" style:font-weight-complex="normal"/>
    </style:style>
    <style:style style:name="P22" style:family="paragraph" style:parent-style-name="Standard" style:list-style-name="L1">
      <style:paragraph-properties fo:line-height="115%" fo:text-align="start" style:justify-single-word="false"/>
      <style:text-properties fo:font-variant="normal" fo:text-transform="none" fo:color="#374151" loext:opacity="100%" style:font-name="Times New Roman" fo:font-size="9pt" fo:letter-spacing="normal" fo:font-style="normal" style:text-underline-style="none" fo:font-weight="normal" officeooo:rsid="001a0de4" officeooo:paragraph-rsid="001a0de4" style:font-size-asian="9pt" style:font-weight-asian="normal" style:font-size-complex="9pt" style:font-weight-complex="normal"/>
    </style:style>
    <style:style style:name="P23" style:family="paragraph" style:parent-style-name="Standard" style:list-style-name="L2">
      <style:paragraph-properties fo:line-height="115%" fo:text-align="start" style:justify-single-word="false"/>
      <style:text-properties fo:font-variant="normal" fo:text-transform="none" fo:color="#374151" loext:opacity="100%" style:font-name="Times New Roman" fo:font-size="9pt" fo:letter-spacing="normal" fo:font-style="normal" style:text-underline-style="none" fo:font-weight="normal" officeooo:rsid="001a0de4" officeooo:paragraph-rsid="001a0de4" style:font-size-asian="9pt" style:font-weight-asian="normal" style:font-size-complex="9pt" style:font-weight-complex="normal"/>
    </style:style>
    <style:style style:name="P24" style:family="paragraph" style:parent-style-name="Standard" style:list-style-name="L3">
      <style:paragraph-properties fo:line-height="115%" fo:text-align="start" style:justify-single-word="false"/>
      <style:text-properties fo:font-variant="normal" fo:text-transform="none" fo:color="#374151" loext:opacity="100%" style:font-name="Times New Roman" fo:font-size="9pt" fo:letter-spacing="normal" fo:font-style="normal" style:text-underline-style="none" fo:font-weight="normal" officeooo:rsid="001a0de4" officeooo:paragraph-rsid="001a0de4" style:font-size-asian="9pt" style:font-weight-asian="normal" style:font-size-complex="9pt" style:font-weight-complex="normal"/>
    </style:style>
    <style:style style:name="P25" style:family="paragraph" style:parent-style-name="Standard" style:list-style-name="L4">
      <style:paragraph-properties fo:line-height="115%" fo:text-align="start" style:justify-single-word="false"/>
      <style:text-properties fo:font-variant="normal" fo:text-transform="none" fo:color="#374151" loext:opacity="100%" style:font-name="Times New Roman" fo:font-size="9pt" fo:letter-spacing="normal" fo:font-style="normal" style:text-underline-style="none" fo:font-weight="normal" officeooo:rsid="001a0de4" officeooo:paragraph-rsid="001a0de4" style:font-size-asian="9pt" style:font-weight-asian="normal" style:font-size-complex="9pt" style:font-weight-complex="normal"/>
    </style:style>
    <style:style style:name="P26" style:family="paragraph" style:parent-style-name="Standard" style:list-style-name="L5">
      <style:paragraph-properties fo:line-height="115%" fo:text-align="start" style:justify-single-word="false"/>
      <style:text-properties fo:font-variant="normal" fo:text-transform="none" fo:color="#374151" loext:opacity="100%" style:font-name="Times New Roman" fo:font-size="9pt" fo:letter-spacing="normal" fo:font-style="normal" style:text-underline-style="none" fo:font-weight="normal" officeooo:rsid="001afc85" officeooo:paragraph-rsid="001afc85" style:font-size-asian="9pt" style:font-weight-asian="normal" style:font-size-complex="9pt" style:font-weight-complex="normal"/>
    </style:style>
    <style:style style:name="P27" style:family="paragraph" style:parent-style-name="Standard" style:list-style-name="L6">
      <style:paragraph-properties fo:line-height="115%" fo:text-align="start" style:justify-single-word="false"/>
      <style:text-properties fo:font-variant="normal" fo:text-transform="none" fo:color="#374151" loext:opacity="100%" style:font-name="Times New Roman" fo:font-size="9pt" fo:letter-spacing="normal" fo:font-style="normal" style:text-underline-style="none" fo:font-weight="normal" officeooo:rsid="001afc85" officeooo:paragraph-rsid="001afc85" style:font-size-asian="9pt" style:font-weight-asian="normal" style:font-size-complex="9pt" style:font-weight-complex="normal"/>
    </style:style>
    <style:style style:name="P28" style:family="paragraph" style:parent-style-name="Standard">
      <style:paragraph-properties fo:line-height="115%" fo:text-align="start" style:justify-single-word="false"/>
      <style:text-properties fo:font-variant="normal" fo:text-transform="none" fo:color="#000000" loext:opacity="100%" style:font-name="Times New Roman" fo:font-size="10pt" fo:letter-spacing="normal" fo:font-weight="normal" officeooo:paragraph-rsid="001afc85" style:font-size-asian="10pt" style:font-weight-asian="normal" style:font-size-complex="10pt" style:font-weight-complex="normal"/>
    </style:style>
    <style:style style:name="P29" style:family="paragraph" style:parent-style-name="Standard" style:list-style-name="L7">
      <style:paragraph-properties fo:line-height="115%" fo:text-align="start" style:justify-single-word="false"/>
      <style:text-properties officeooo:paragraph-rsid="001afc85"/>
    </style:style>
    <style:style style:name="P30" style:family="paragraph" style:parent-style-name="Standard">
      <style:paragraph-properties fo:line-height="115%" fo:text-align="start" style:justify-single-word="false"/>
      <style:text-properties fo:color="#000000" loext:opacity="100%" style:font-name="Times New Roman" fo:font-size="10pt" style:text-underline-style="none" fo:font-weight="normal" officeooo:rsid="001afc85" officeooo:paragraph-rsid="001afc85" style:font-size-asian="10pt" style:font-weight-asian="normal" style:font-size-complex="10pt" style:font-weight-complex="normal"/>
    </style:style>
    <style:style style:name="P31" style:family="paragraph" style:parent-style-name="Standard">
      <style:paragraph-properties fo:line-height="115%" fo:text-align="start" style:justify-single-word="false"/>
      <style:text-properties fo:color="#000000" loext:opacity="100%" style:font-name="Times New Roman" fo:font-size="12pt" style:text-underline-style="none" fo:font-weight="normal" officeooo:rsid="001afc85" officeooo:paragraph-rsid="001afc85" style:font-size-asian="12pt" style:font-weight-asian="normal" style:font-size-complex="12pt" style:font-weight-complex="normal"/>
    </style:style>
    <style:style style:name="P32" style:family="paragraph" style:parent-style-name="Standard">
      <style:paragraph-properties fo:line-height="115%" fo:text-align="start" style:justify-single-word="false"/>
      <style:text-properties fo:color="#355269" loext:opacity="100%" style:font-name="Times New Roman" fo:font-size="15pt" style:text-underline-style="none" fo:font-weight="bold" officeooo:rsid="002015b0" officeooo:paragraph-rsid="002015b0" style:font-size-asian="15pt" style:font-weight-asian="bold" style:font-size-complex="15pt" style:font-weight-complex="bold"/>
    </style:style>
    <style:style style:name="T1" style:family="text">
      <style:text-properties fo:font-size="20pt" style:font-size-asian="20pt" style:font-size-complex="20pt"/>
    </style:style>
    <style:style style:name="T2" style:family="text">
      <style:text-properties fo:color="#355269" loext:opacity="100%" fo:font-weight="bold" style:font-weight-asian="bold" style:font-weight-complex="bold"/>
    </style:style>
    <style:style style:name="T3" style:family="text">
      <style:text-properties fo:font-size="25pt" style:font-size-asian="25pt" style:font-size-complex="25pt"/>
    </style:style>
    <style:style style:name="T4" style:family="text">
      <style:text-properties style:font-name="Times New Roman" style:text-underline-style="none"/>
    </style:style>
    <style:style style:name="T5" style:family="text">
      <style:text-properties style:font-name="Times New Roman" style:text-underline-style="none" fo:font-weight="bold" style:font-weight-asian="bold" style:font-weight-complex="bold"/>
    </style:style>
    <style:style style:name="T6" style:family="text">
      <style:text-properties style:font-name="Times New Roman" style:text-underline-style="none" fo:font-weight="bold" officeooo:rsid="0017705d" style:font-weight-asian="bold" style:font-weight-complex="bold"/>
    </style:style>
    <style:style style:name="T7" style:family="text">
      <style:text-properties style:font-name="Times New Roman" style:text-underline-style="none" officeooo:rsid="0018ac11"/>
    </style:style>
    <style:style style:name="T8" style:family="text">
      <style:text-properties style:font-name="Times New Roman" style:text-underline-style="none" officeooo:rsid="0017705d"/>
    </style:style>
    <style:style style:name="T9" style:family="text">
      <style:text-properties fo:color="#3465a4" loext:opacity="100%"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variant="normal" fo:text-transform="none" fo:color="#374151" loext:opacity="100%" style:font-name="S hne" fo:font-size="7.75pt" fo:letter-spacing="normal" fo:font-style="normal" style:text-underline-style="none" fo:font-weight="normal" officeooo:rsid="001afc85" style:font-size-asian="9pt" style:font-weight-asian="normal" style:font-size-complex="9pt" style:font-weight-complex="normal"/>
    </style:style>
    <style:style style:name="T12" style:family="text">
      <style:text-properties fo:font-variant="normal" fo:text-transform="none" fo:color="#374151" loext:opacity="100%" style:font-name="S hne" fo:font-size="7.75pt" fo:letter-spacing="normal" fo:font-style="normal" style:text-underline-style="none" fo:font-weight="bold" officeooo:rsid="001afc85" style:font-size-asian="9pt" style:font-weight-asian="bold" style:font-size-complex="9pt" style:font-weight-complex="bold"/>
    </style:style>
    <style:style style:name="T13" style:family="text">
      <style:text-properties officeooo:rsid="001afc85"/>
    </style:style>
    <style:style style:name="T14" style:family="text">
      <style:text-properties officeooo:rsid="001cc475"/>
    </style:style>
    <style:style style:name="T15" style:family="text">
      <style:text-properties officeooo:rsid="002015b0"/>
    </style:style>
    <style:style style:name="T16" style:family="text">
      <style:text-properties style:font-name="Arial" fo:font-size="5.80000019073486pt" fo:font-style="normal" fo:font-weight="bold"/>
    </style:style>
    <style:style style:name="T17" style:family="text">
      <style:text-properties style:font-name="Arial" fo:font-size="5.80000019073486pt" fo:font-style="normal" fo:font-weight="bold" officeooo:rsid="002015b0"/>
    </style:style>
    <style:style style:name="T18" style:family="text">
      <style:text-properties style:font-name="Arial" fo:font-size="5.80000019073486pt" fo:font-style="normal" style:text-underline-style="none" fo:font-weight="bold" officeooo:rsid="001afc85" style:font-size-asian="12pt" style:font-weight-asian="normal" style:font-size-complex="12pt" style:font-weight-complex="normal"/>
    </style:style>
    <style:style style:name="T19" style:family="text">
      <style:text-properties style:font-name="Arial" fo:font-size="5.80000019073486pt" fo:font-style="normal" style:text-underline-style="none" fo:font-weight="bold" officeooo:rsid="002015b0" style:font-size-asian="12pt" style:font-weight-asian="normal" style:font-size-complex="12pt" style:font-weight-complex="normal"/>
    </style:style>
    <style:style style:name="T20" style:family="text">
      <style:text-properties fo:font-size="5.80000019073486pt" fo:font-style="normal" style:text-underline-style="none" fo:font-weight="bold" officeooo:rsid="001afc85" style:font-size-asian="12pt" style:font-weight-asian="normal" style:font-size-complex="12pt" style:font-weight-complex="normal"/>
    </style:style>
    <style:style style:name="T21" style:family="text">
      <style:text-properties fo:font-size="5.80000019073486pt" fo:font-style="normal" style:text-underline-style="none" fo:font-weight="bold" officeooo:rsid="002015b0" style:font-size-asian="12pt" style:font-weight-asian="normal" style:font-size-complex="12pt" style:font-weight-complex="normal"/>
    </style:style>
    <style:style style:name="T22" style:family="text">
      <style:text-properties fo:font-size="5.80000019073486pt" fo:font-style="normal" fo:font-weight="bold"/>
    </style:style>
    <style:style style:name="T23" style:family="text">
      <style:text-properties fo:font-size="5.80000019073486pt" fo:font-style="normal" fo:font-weight="bold" officeooo:rsid="002015b0"/>
    </style:style>
    <style:style style:name="T24" style:family="text">
      <style:text-properties fo:font-style="normal"/>
    </style:style>
    <style:style style:name="T25" style:family="text">
      <style:text-properties fo:font-style="normal" style:text-underline-style="none" fo:font-weight="bold" officeooo:rsid="001afc85" style:font-weight-asian="normal" style:font-weight-complex="normal"/>
    </style:style>
    <style:style style:name="T26" style:family="text">
      <style:text-properties fo:font-style="normal" style:text-underline-style="none" fo:font-weight="bold" officeooo:rsid="002015b0" style:font-weight-asian="normal" style:font-weight-complex="normal"/>
    </style:style>
    <style:style style:name="T27" style:family="text">
      <style:text-properties fo:font-style="normal" style:text-underline-style="none" officeooo:rsid="001afc85"/>
    </style:style>
    <style:style style:name="T28" style:family="text">
      <style:text-properties fo:font-style="normal" style:text-underline-style="none" officeooo:rsid="002015b0"/>
    </style:style>
    <style:style style:name="T29" style:family="text">
      <style:text-properties fo:font-style="normal" fo:font-weight="bold"/>
    </style:style>
    <style:style style:name="T30" style:family="text">
      <style:text-properties fo:font-style="normal" fo:font-weight="bold" officeooo:rsid="002015b0"/>
    </style:style>
    <style:style style:name="T31" style:family="text">
      <style:text-properties fo:font-style="normal" officeooo:rsid="002015b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S</text:span><text:span text:style-name="T1">OLOMON</text:span> <text:span text:style-name="T3">D</text:span><text:span text:style-name="T1">ANSO</text:span></text:p>
      <text:p text:style-name="P1"><text:span text:style-name="T2">Email</text:span>: <text:a xlink:type="simple" xlink:href="mailto:solomondanso217@gmail.com" text:style-name="Internet_20_link" text:visited-style-name="Visited_20_Internet_20_Link">solomondanso217@gmail.com</text:a> <text:tab/><text:tab/><text:tab/> <text:s text:c="21"/><text:span text:style-name="T2">Github</text:span>: <text:a xlink:type="simple" xlink:href="https://github.com/Solomon-Danso" text:style-name="Internet_20_link" text:visited-style-name="Visited_20_Internet_20_Link">https://github.com/Solomon-Danso</text:a></text:p>
      <text:p text:style-name="P1"><text:span text:style-name="T2">Phone</text:span>: +233599626272<text:tab/><text:tab/><text:tab/><text:tab/><text:tab/> <text:s text:c="21"/><text:span text:style-name="T2">Website</text:span>: https://www.hydottech.com/</text:p>
      <text:p text:style-name="P2"><text:span text:style-name="T2">LinkedIn</text:span>: <text:a xlink:type="simple" xlink:href="https://www.linkedin.com/in/solomon-danso-72626a189/" text:style-name="Internet_20_link" text:visited-style-name="Visited_20_Internet_20_Link">https://www.linkedin.com/in/solomon-danso-72626a189/</text:a> </text:p>
      <text:p text:style-name="P3"><text:s text:c="193"/></text:p>
      <text:p text:style-name="P9"/>
      <text:p text:style-name="P9">SKILLS</text:p>
      <text:p text:style-name="P8"><text:span text:style-name="T6">BACK END DEVELOPMENT</text:span><text:span text:style-name="T8">| C#, Php, Javascript, Java, Python, Dotnet, Laravel, NodeJS, Springboot, Django </text:span></text:p>
      <text:p text:style-name="P7"><text:span text:style-name="T5">FRONT END DEVELOPMENT</text:span><text:span text:style-name="T4">| ReactJS, HTML, CSS, Redux, Material UI</text:span></text:p>
      <text:p text:style-name="P7"><text:span text:style-name="T5">SOFTWARE DEVELOPMENT</text:span><text:span text:style-name="T4">| React Native, ElectronJS, Flutter</text:span></text:p>
      <text:p text:style-name="P7"><text:span text:style-name="T5">MISCELLANEOUS</text:span><text:span text:style-name="T4">| MySQL, Mongo</text:span><text:span text:style-name="T7">DB</text:span><text:span text:style-name="T4">, Docker, Amazon AWS </text:span></text:p>
      <text:p text:style-name="P6"><text:span text:style-name="T5">SOFT SKILLS|</text:span><text:span text:style-name="T4"> Team player, Fast learner, Dependable, Problem Solver, Critical thinker </text:span></text:p>
      <text:p text:style-name="P6"/>
      <text:p text:style-name="P10"><text:span text:style-name="T14">PROFESSIONAL </text:span>EXPERIENCE</text:p>
      <text:p text:style-name="P14"><text:span text:style-name="T9">GLYDETEK GROUP</text:span> | C#, Dotnet, MySQL, ReactJS, Javascript, HTML, CSS</text:p>
      <text:p text:style-name="P17">Software Engineer | May 2023 – Present, Accra, Ghana </text:p>
      <text:p text:style-name="P15">Glydetek Group Internship Management System For Kumasi Technical University</text:p>
      <text:list text:style-name="L1">
        <text:list-item>
          <text:p text:style-name="P22">Contributing over <text:span text:style-name="T10">35%</text:span> to the Glydetek Group Internship Management System, I played a pivotal role in both frontend and backend development. Proficient in UI/UX, I introduced innovative design for enhanced user experience. Simultaneously, my robust backend coding led to a seamlessly functioning system, significantly improving accessibility and streamlining the internship process.</text:p>
          <text:p text:style-name="P22"/>
        </text:list-item>
        <text:list-item>
          <text:p text:style-name="P22">Instrumentally contributed to Kumasi Technical University's internship system by engineering transformative features. Streamlined processes for students and administrators through innovative tools, reducing manual workload and enhancing overall efficiency. Acknowledged for substantial cost savings achieved by optimizing resources and minimizing operational expenses through these streamlined processes.</text:p>
          <text:p text:style-name="P22"/>
        </text:list-item>
      </text:list>
      <text:list text:style-name="L2">
        <text:list-item>
          <text:p text:style-name="P23">Integral to Kumasi Technical University's internship system transformation, I earned recognition as the best staff and received a monetary reward. Collaborating closely, we positioned the university as a leader in internship program administration, contributing over<text:span text:style-name="T10"> 200,000 cedis.</text:span> This underscores my pivotal role and our collective impact on the project's outstanding success.</text:p>
          <text:p text:style-name="P23"/>
        </text:list-item>
      </text:list>
      <text:p text:style-name="P15">Glydetek Group Banking Middle System For BACCSOD Bank</text:p>
      <text:list text:style-name="L3">
        <text:list-item>
          <text:p text:style-name="P24">Contributed significantly to the development of the Glydetek Group Banking Middle System for BACCSOD Bank, actively working on the creation of a robust system that controls and monitors activities across <text:span text:style-name="T10">16 branches</text:span>. Engineered a scalable solution applicable to all company banks, significantly broadening the system's scope and enhancing its potential for revenue generation.</text:p>
          <text:p text:style-name="P24"/>
        </text:list-item>
        <text:list-item>
          <text:p text:style-name="P24">Contributed over <text:span text:style-name="T10">45% to the system's construction</text:span>, actively emphasizing efficiency and streamlining processes for enhanced operational performance. Successfully implemented process optimizations, facilitating seamless monitoring and control of diverse banking activities. These efforts ensured increased efficiency and cost-effectiveness in the Glydetek Group Banking Middle System for BACCSOD Bank.</text:p>
        </text:list-item>
      </text:list>
      <text:p text:style-name="P19"/>
      <text:list text:style-name="L4">
        <text:list-item>
          <text:p text:style-name="P25">Significantly impacted company revenue through substantial contributions to the project's success, driving significant monetary gains. Received company recognition after taking over the project from a former colleague, solidifying my crucial role in completing the Glydetek Group Banking Middle System and ensuring its overall success.</text:p>
        </text:list-item>
      </text:list>
      <text:p text:style-name="P16">Hydot Group Comprehensive School Management System For Every School </text:p>
      <text:list text:style-name="L5">
        <text:list-item>
          <text:p text:style-name="P26">Creating a comprehensive Hydot school system, I've developed a robust platform catering to all day-to-day school activities, irrespective of location. As a personal project transitioning into a startup, the system is approximately <text:span text:style-name="T10">80%</text:span> complete, poised to revolutionize school management.</text:p>
        </text:list-item>
      </text:list>
      <text:list text:style-name="L6">
        <text:list-item>
          <text:p text:style-name="P27">Building the Hydot school system independently, I've taken on the entire project solo. This includes designing and implementing each feature, ensuring the system's functionality and adaptability to diverse school environments.</text:p>
        </text:list-item>
      </text:list>
      <text:list text:style-name="L7">
        <text:list-item>
          <text:p text:style-name="P29"><text:span text:style-name="T11">Anticipating an annual revenue of not less than </text:span><text:span text:style-name="T12">150,000 cedis</text:span><text:span text:style-name="T11"> upon completion, the Hydot school system is set to make a substantial impact. As a solo endeavor turned startup, this project reflects my dedication to innovation and the potential for meaningful contributions to the education sector.</text:span></text:p>
        </text:list-item>
      </text:list>
      <text:p text:style-name="P11"><text:soft-page-break/></text:p>
      <text:p text:style-name="P11">E<text:span text:style-name="T13">DUCATION</text:span></text:p>
      <text:p text:style-name="P20">University of Ghana</text:p>
      <text:p text:style-name="P21">BSC. Information Technology</text:p>
      <text:p text:style-name="P21">August 2025</text:p>
      <text:p text:style-name="P21"/>
      <text:p text:style-name="P32">COURSE WORK</text:p>
      <text:p text:style-name="P28"><text:span text:style-name="T27">SOFTWARE ENGINEERING </text:span><text:span text:style-name="T28">| </text:span><text:span text:style-name="T24">MULTI MEDIA AND WEB DESIGN </text:span><text:span text:style-name="T31">| MOBILE APPLICATION DEVELOPMENT | DATABASE | SOFTWARE EVOLUTION</text:span></text:p>
      <text:p text:style-name="P31"/>
      <text:p text:style-name="P12">INTEREST</text:p>
      <text:p text:style-name="P21">Reading | Financial Literacy | Technology Trends | Football</text:p>
      <text:p text:style-name="P18"/>
      <text:p text:style-name="P13"/>
      <text:p text:style-name="P7"/>
      <text:p text:style-name="P7"/>
      <text:p text:style-name="P7"/>
      <text:p text:style-name="P4"><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Helvetica, sans-serif"/>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H"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H"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23:00:07.182384339</meta:creation-date>
    <dc:date>2024-01-16T09:18:02.062110208</dc:date>
    <meta:editing-duration>PT2H29M31S</meta:editing-duration>
    <meta:editing-cycles>10</meta:editing-cycles>
    <meta:generator>LibreOffice/7.5.3.2$MacOSX_X86_64 LibreOffice_project/9f56dff12ba03b9acd7730a5a481eea045e468f3</meta:generator>
    <meta:document-statistic meta:table-count="0" meta:image-count="0" meta:object-count="0" meta:page-count="2" meta:paragraph-count="39" meta:word-count="561" meta:character-count="4499" meta:non-whitespace-character-count="3732"/>
  </office:meta>
</office:document-meta>
</file>